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Inconsolata" svg:font-family="Inconsolata"/>
    <style:font-face style:name="Londrina Shadow" svg:font-family="'Londrina Shadow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38.15pt"/>
    </style:style>
    <style:style style:name="co4" style:family="table-column">
      <style:table-column-properties fo:break-before="auto" style:column-width="30.16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3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ersus_20_Sudbury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ackground-color="#fce5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ondrina Shadow" fo:font-size="11pt" fo:font-style="normal" fo:text-shadow="none" style:text-underline-style="none" fo:font-weight="normal" style:font-size-asian="11pt" style:font-style-asian="normal" style:font-weight-asian="normal" style:font-name-complex="Londrina Shadow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ondrina Shadow" fo:font-size="11pt" fo:font-style="normal" fo:text-shadow="none" style:text-underline-style="none" fo:font-weight="normal" style:font-size-asian="11pt" style:font-style-asian="normal" style:font-weight-asian="normal" style:font-name-complex="Londrina Shadow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4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us Sudbur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Opponent</text:p>
          </table:table-cell>
          <table:table-cell table:style-name="ce12" office:value-type="string" calcext:value-type="string" table:number-columns-spanned="25" table:number-rows-spanned="1">
            <text:p>Sehmesi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13" office:value-type="string" calcext:value-type="string" table:number-columns-spanned="25" table:number-rows-spanned="1">
            <text:p>Wuxqykdwks Hury Sqyccv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13" table:number-columns-spanned="25" table:number-rows-spanned="1"/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4" office:value-type="date" office:date-value="2018-12-02T12:30:00" calcext:value-type="date" table:number-columns-spanned="25" table:number-rows-spanned="1">
            <text:p>2018-12-02 12:30 PM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oaches</text:p>
          </table:table-cell>
          <table:table-cell table:style-name="ce13" table:number-columns-spanned="25" table:number-rows-spanned="1"/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ttendance</text:p>
          </table:table-cell>
          <table:table-cell table:style-name="ce13" office:value-type="string" calcext:value-type="string" table:number-columns-spanned="25" table:number-rows-spanned="1">
            <text:p>~50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3" table:number-columns-spanned="26" table:number-rows-spanned="1"/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26" table:number-rows-spanned="1">
            <text:p>Winchester 8GB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First Name</text:p>
          </table:table-cell>
          <table:table-cell table:style-name="ce15" office:value-type="string" calcext:value-type="string">
            <text:p>Last Name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FG</text:p>
          </table:table-cell>
          <table:table-cell table:style-name="ce31" office:value-type="string" calcext:value-type="string">
            <text:p>FGA</text:p>
          </table:table-cell>
          <table:table-cell table:style-name="ce32" office:value-type="string" calcext:value-type="string">
            <text:p>FG%</text:p>
          </table:table-cell>
          <table:table-cell table:style-name="ce31" office:value-type="string" calcext:value-type="string">
            <text:p>2P</text:p>
          </table:table-cell>
          <table:table-cell table:style-name="ce31" office:value-type="string" calcext:value-type="string">
            <text:p>2PA</text:p>
          </table:table-cell>
          <table:table-cell table:style-name="ce31" office:value-type="string" calcext:value-type="string">
            <text:p>3P</text:p>
          </table:table-cell>
          <table:table-cell table:style-name="ce31" office:value-type="string" calcext:value-type="string">
            <text:p>3PA</text:p>
          </table:table-cell>
          <table:table-cell table:style-name="ce31" office:value-type="string" calcext:value-type="string">
            <text:p>3P%</text:p>
          </table:table-cell>
          <table:table-cell table:style-name="ce31" office:value-type="string" calcext:value-type="string">
            <text:p>FT</text:p>
          </table:table-cell>
          <table:table-cell table:style-name="ce31" office:value-type="string" calcext:value-type="string">
            <text:p>FTA</text:p>
          </table:table-cell>
          <table:table-cell table:style-name="ce31" office:value-type="string" calcext:value-type="string">
            <text:p>FT%</text:p>
          </table:table-cell>
          <table:table-cell table:style-name="ce31" office:value-type="string" calcext:value-type="string">
            <text:p>MP</text:p>
          </table:table-cell>
          <table:table-cell table:style-name="ce31" office:value-type="string" calcext:value-type="string">
            <text:p>ORB</text:p>
          </table:table-cell>
          <table:table-cell table:style-name="ce31" office:value-type="string" calcext:value-type="string">
            <text:p>DRB</text:p>
          </table:table-cell>
          <table:table-cell table:style-name="ce31" office:value-type="string" calcext:value-type="string">
            <text:p>TRB</text:p>
          </table:table-cell>
          <table:table-cell table:style-name="ce31" office:value-type="string" calcext:value-type="string">
            <text:p>AST</text:p>
          </table:table-cell>
          <table:table-cell table:style-name="ce31" office:value-type="string" calcext:value-type="string">
            <text:p>STL</text:p>
          </table:table-cell>
          <table:table-cell table:style-name="ce31" office:value-type="string" calcext:value-type="string">
            <text:p>BLK</text:p>
          </table:table-cell>
          <table:table-cell table:style-name="ce31" office:value-type="string" calcext:value-type="string">
            <text:p>TOV</text:p>
          </table:table-cell>
          <table:table-cell table:style-name="ce31" office:value-type="string" calcext:value-type="string">
            <text:p>PF</text:p>
          </table:table-cell>
          <table:table-cell table:style-name="ce31" office:value-type="string" calcext:value-type="string">
            <text:p>GmSc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Bskxhjx</text:p>
          </table:table-cell>
          <table:table-cell table:style-name="ce6" office:value-type="string" calcext:value-type="string">
            <text:p>Rcdd</text:p>
          </table:table-cell>
          <table:table-cell table:style-name="ce17" office:value-type="float" office:value="12" calcext:value-type="float">
            <text:p>12</text:p>
          </table:table-cell>
          <table:table-cell table:style-name="ce21" table:formula="of:=[.F10]*2 + [.K10]*3 + [.N10]*1" office:value-type="float" office:value="5" calcext:value-type="float">
            <text:p>5</text:p>
          </table:table-cell>
          <table:table-cell table:style-name="ce24"/>
          <table:table-cell table:style-name="ce29" table:formula="of:=SUM([.I10]; [.K10])" office:value-type="float" office:value="1" calcext:value-type="float">
            <text:p>1</text:p>
          </table:table-cell>
          <table:table-cell table:style-name="ce29" table:formula="of:=SUM([.J10]; [.L10])" office:value-type="float" office:value="3" calcext:value-type="float">
            <text:p>3</text:p>
          </table:table-cell>
          <table:table-cell table:style-name="ce33" table:formula="of:=IFERROR([.F10]/[.G10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IFERROR([.K10]/[.L10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0]/[.O10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9" table:formula="of:=SUM([.R10];[.S10]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Cjvoux</text:p>
          </table:table-cell>
          <table:table-cell table:style-name="ce6" office:value-type="string" calcext:value-type="string">
            <text:p>Pjrjx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formula="of:=[.F11]*2 + [.K11]*3 + [.N11]*1" office:value-type="float" office:value="0" calcext:value-type="float">
            <text:p>0</text:p>
          </table:table-cell>
          <table:table-cell table:style-name="ce25"/>
          <table:table-cell table:style-name="ce29" table:formula="of:=SUM([.I11]; [.K11])" office:value-type="float" office:value="0" calcext:value-type="float">
            <text:p>0</text:p>
          </table:table-cell>
          <table:table-cell table:style-name="ce29" table:formula="of:=SUM([.J11]; [.L11])" office:value-type="float" office:value="0" calcext:value-type="float">
            <text:p>0</text:p>
          </table:table-cell>
          <table:table-cell table:style-name="ce33" table:formula="of:=IFERROR([.F11]/[.G11])" office:value-type="string" office:string-value="" calcext:value-type="error">
            <text:p>Err:51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33" table:formula="of:=IFERROR([.K11]/[.L11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1]/[.O11])" office:value-type="string" office:string-value="" calcext:value-type="error">
            <text:p>Err:511</text:p>
          </table:table-cell>
          <table:table-cell table:style-name="ce25"/>
          <table:table-cell table:number-columns-repeated="2" table:style-name="ce25" office:value-type="float" office:value="0" calcext:value-type="float">
            <text:p>0</text:p>
          </table:table-cell>
          <table:table-cell table:style-name="ce39" table:formula="of:=SUM([.R11];[.S11])" office:value-type="float" office:value="0" calcext:value-type="float">
            <text:p>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7" office:value-type="string" calcext:value-type="string">
            <text:p>Jehk</text:p>
          </table:table-cell>
          <table:table-cell table:style-name="ce7" office:value-type="string" calcext:value-type="string">
            <text:p>Ljxfkjs</text:p>
          </table:table-cell>
          <table:table-cell table:style-name="ce18" office:value-type="float" office:value="14" calcext:value-type="float">
            <text:p>14</text:p>
          </table:table-cell>
          <table:table-cell table:style-name="ce21" table:formula="of:=[.F12]*2 + [.K12]*3 + [.N12]*1" office:value-type="float" office:value="0" calcext:value-type="float">
            <text:p>0</text:p>
          </table:table-cell>
          <table:table-cell table:style-name="ce26"/>
          <table:table-cell table:style-name="ce29" table:formula="of:=SUM([.I12]; [.K12])" office:value-type="float" office:value="0" calcext:value-type="float">
            <text:p>0</text:p>
          </table:table-cell>
          <table:table-cell table:style-name="ce29" table:formula="of:=SUM([.J12]; [.L12])" office:value-type="float" office:value="0" calcext:value-type="float">
            <text:p>0</text:p>
          </table:table-cell>
          <table:table-cell table:style-name="ce33" table:formula="of:=IFERROR([.F12]/[.G12])" office:value-type="string" office:string-value="" calcext:value-type="error">
            <text:p>Err:51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3" table:formula="of:=IFERROR([.K12]/[.L12])" office:value-type="string" office:string-value="" calcext:value-type="error">
            <text:p>Err:51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3" table:formula="of:=IFERROR([.N12]/[.O12])" office:value-type="string" office:string-value="" calcext:value-type="error">
            <text:p>Err:511</text:p>
          </table:table-cell>
          <table:table-cell table:style-name="ce26"/>
          <table:table-cell table:number-columns-repeated="2" table:style-name="ce26" office:value-type="float" office:value="0" calcext:value-type="float">
            <text:p>0</text:p>
          </table:table-cell>
          <table:table-cell table:style-name="ce39" table:formula="of:=SUM([.R12];[.S12])" office:value-type="float" office:value="0" calcext:value-type="float">
            <text:p>0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/>
          <table:table-cell table:number-columns-repeated="998"/>
        </table:table-row>
        <table:table-row table:style-name="ro1">
          <table:table-cell table:style-name="ce6" office:value-type="string" calcext:value-type="string">
            <text:p>Jcyx</text:p>
          </table:table-cell>
          <table:table-cell table:style-name="ce6" office:value-type="string" calcext:value-type="string">
            <text:p>Dknuqyjkvud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formula="of:=[.F13]*2 + [.K13]*3 + [.N13]*1" office:value-type="float" office:value="6" calcext:value-type="float">
            <text:p>6</text:p>
          </table:table-cell>
          <table:table-cell table:style-name="ce25"/>
          <table:table-cell table:style-name="ce29" table:formula="of:=SUM([.I13]; [.K13])" office:value-type="float" office:value="2" calcext:value-type="float">
            <text:p>2</text:p>
          </table:table-cell>
          <table:table-cell table:style-name="ce29" table:formula="of:=SUM([.J13]; [.L13])" office:value-type="float" office:value="6" calcext:value-type="float">
            <text:p>6</text:p>
          </table:table-cell>
          <table:table-cell table:style-name="ce33" table:formula="of:=IFERROR([.F13]/[.G13])" office:value-type="string" office:string-value="" calcext:value-type="error">
            <text:p>Err:5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IFERROR([.K13]/[.L13])" office:value-type="string" office:string-value="" calcext:value-type="error">
            <text:p>Err:51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3" table:formula="of:=IFERROR([.N13]/[.O13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9" table:formula="of:=SUM([.R13];[.S13])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7" office:value-type="string" calcext:value-type="string">
            <text:p>Jjqzdcx</text:p>
          </table:table-cell>
          <table:table-cell table:style-name="ce7" office:value-type="string" calcext:value-type="string">
            <text:p>Pjrjx</text:p>
          </table:table-cell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29" table:formula="of:=SUM([.I14]; [.K14])" office:value-type="float" office:value="3" calcext:value-type="float">
            <text:p>3</text:p>
          </table:table-cell>
          <table:table-cell table:style-name="ce29" table:formula="of:=SUM([.J14]; [.L14])" office:value-type="float" office:value="8" calcext:value-type="float">
            <text:p>8</text:p>
          </table:table-cell>
          <table:table-cell table:style-name="ce33" table:formula="of:=IFERROR([.F14]/[.G14])" office:value-type="string" office:string-value="" calcext:value-type="error">
            <text:p>Err:51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IFERROR([.K14]/[.L14])" office:value-type="string" office:string-value="" calcext:value-type="error">
            <text:p>Err:5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IFERROR([.N14]/[.O14])" office:value-type="string" office:string-value="" calcext:value-type="error">
            <text:p>Err:511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9" table:formula="of:=SUM([.R14];[.S14])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98"/>
        </table:table-row>
        <table:table-row table:style-name="ro1">
          <table:table-cell table:style-name="ce6" office:value-type="string" calcext:value-type="string">
            <text:p>Jevujx</text:p>
          </table:table-cell>
          <table:table-cell table:style-name="ce6" office:value-type="string" calcext:value-type="string">
            <text:p>Mjvvcok</text:p>
          </table:table-cell>
          <table:table-cell table:style-name="ce17" office:value-type="float" office:value="32" calcext:value-type="float">
            <text:p>32</text:p>
          </table:table-cell>
          <table:table-cell table:style-name="ce21" table:formula="of:=[.F15]*2 + [.K15]*3 + [.N15]*1" office:value-type="float" office:value="0" calcext:value-type="float">
            <text:p>0</text:p>
          </table:table-cell>
          <table:table-cell table:style-name="ce25"/>
          <table:table-cell table:style-name="ce29" table:formula="of:=SUM([.I15]; [.K15])" office:value-type="float" office:value="0" calcext:value-type="float">
            <text:p>0</text:p>
          </table:table-cell>
          <table:table-cell table:style-name="ce29" table:formula="of:=SUM([.J15]; [.L15])" office:value-type="float" office:value="2" calcext:value-type="float">
            <text:p>2</text:p>
          </table:table-cell>
          <table:table-cell table:style-name="ce33" table:formula="of:=IFERROR([.F15]/[.G15])" office:value-type="string" office:string-value="" calcext:value-type="error">
            <text:p>Err: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K15]/[.L15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5]/[.O15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SUM([.R15];[.S15])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Mjwwyka</text:p>
          </table:table-cell>
          <table:table-cell table:style-name="ce6" office:value-type="string" calcext:value-type="string">
            <text:p>He</text:p>
          </table:table-cell>
          <table:table-cell table:style-name="ce17" office:value-type="float" office:value="20" calcext:value-type="float">
            <text:p>20</text:p>
          </table:table-cell>
          <table:table-cell table:style-name="ce21" table:formula="of:=[.F16]*2 + [.K16]*3 + [.N16]*1" office:value-type="float" office:value="4" calcext:value-type="float">
            <text:p>4</text:p>
          </table:table-cell>
          <table:table-cell table:style-name="ce25"/>
          <table:table-cell table:style-name="ce29" table:formula="of:=SUM([.I16]; [.K16])" office:value-type="float" office:value="1" calcext:value-type="float">
            <text:p>1</text:p>
          </table:table-cell>
          <table:table-cell table:style-name="ce29" table:formula="of:=SUM([.J16]; [.L16])" office:value-type="float" office:value="8" calcext:value-type="float">
            <text:p>8</text:p>
          </table:table-cell>
          <table:table-cell table:style-name="ce33" table:formula="of:=IFERROR([.F16]/[.G16])" office:value-type="string" office:string-value="" calcext:value-type="error">
            <text:p>Err:5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IFERROR([.K16]/[.L16])" office:value-type="string" office:string-value="" calcext:value-type="error">
            <text:p>Err:51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3" table:formula="of:=IFERROR([.N16]/[.O16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SUM([.R16];[.S16])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7" office:value-type="string" calcext:value-type="string">
            <text:p>Nkh</text:p>
          </table:table-cell>
          <table:table-cell table:style-name="ce7" office:value-type="string" calcext:value-type="string">
            <text:p>Ksjfw</text:p>
          </table:table-cell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6"/>
          <table:table-cell table:style-name="ce29" table:formula="of:=SUM([.I17]; [.K17])" office:value-type="float" office:value="0" calcext:value-type="float">
            <text:p>0</text:p>
          </table:table-cell>
          <table:table-cell table:style-name="ce29" table:formula="of:=SUM([.J17]; [.L17])" office:value-type="float" office:value="0" calcext:value-type="float">
            <text:p>0</text:p>
          </table:table-cell>
          <table:table-cell table:style-name="ce33" table:formula="of:=IFERROR([.F17]/[.G17])" office:value-type="string" office:string-value="" calcext:value-type="error">
            <text:p>Err:51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3" table:formula="of:=IFERROR([.K17]/[.L17])" office:value-type="string" office:string-value="" calcext:value-type="error">
            <text:p>Err:51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3" table:formula="of:=IFERROR([.N17]/[.O17])" office:value-type="string" office:string-value="" calcext:value-type="error">
            <text:p>Err:511</text:p>
          </table:table-cell>
          <table:table-cell table:style-name="ce26"/>
          <table:table-cell table:number-columns-repeated="2" table:style-name="ce26" office:value-type="float" office:value="0" calcext:value-type="float">
            <text:p>0</text:p>
          </table:table-cell>
          <table:table-cell table:style-name="ce39" table:formula="of:=SUM([.R17];[.S17])" office:value-type="float" office:value="0" calcext:value-type="float">
            <text:p>0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/>
          <table:table-cell table:number-columns-repeated="998"/>
        </table:table-row>
        <table:table-row table:style-name="ro1">
          <table:table-cell table:style-name="ce6" office:value-type="string" calcext:value-type="string">
            <text:p>Oakx</text:p>
          </table:table-cell>
          <table:table-cell table:style-name="ce6" office:value-type="string" calcext:value-type="string">
            <text:p>Swkdxki</text:p>
          </table:table-cell>
          <table:table-cell table:style-name="ce17" office:value-type="float" office:value="11" calcext:value-type="float">
            <text:p>11</text:p>
          </table:table-cell>
          <table:table-cell table:style-name="ce21"/>
          <table:table-cell table:style-name="ce25"/>
          <table:table-cell table:style-name="ce29" table:formula="of:=SUM([.I18]; [.K18])" office:value-type="float" office:value="0" calcext:value-type="float">
            <text:p>0</text:p>
          </table:table-cell>
          <table:table-cell table:style-name="ce29" table:formula="of:=SUM([.J18]; [.L18])" office:value-type="float" office:value="6" calcext:value-type="float">
            <text:p>6</text:p>
          </table:table-cell>
          <table:table-cell table:style-name="ce33" table:formula="of:=IFERROR([.F18]/[.G18])" office:value-type="string" office:string-value="" calcext:value-type="error">
            <text:p>Err: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K18]/[.L18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8]/[.O18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9" table:formula="of:=SUM([.R18];[.S18])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Ccxcs</text:p>
          </table:table-cell>
          <table:table-cell table:style-name="ce6" office:value-type="string" calcext:value-type="string">
            <text:p>Bskxxjx</text:p>
          </table:table-cell>
          <table:table-cell table:style-name="ce17" office:value-type="float" office:value="44" calcext:value-type="float">
            <text:p>44</text:p>
          </table:table-cell>
          <table:table-cell table:style-name="ce21" table:formula="of:=[.F19]*2 + [.K19]*3 + [.N19]*1" office:value-type="float" office:value="6" calcext:value-type="float">
            <text:p>6</text:p>
          </table:table-cell>
          <table:table-cell table:style-name="ce25"/>
          <table:table-cell table:style-name="ce29" table:formula="of:=SUM([.I19]; [.K19])" office:value-type="float" office:value="3" calcext:value-type="float">
            <text:p>3</text:p>
          </table:table-cell>
          <table:table-cell table:style-name="ce29" table:formula="of:=SUM([.J19]; [.L19])" office:value-type="float" office:value="5" calcext:value-type="float">
            <text:p>5</text:p>
          </table:table-cell>
          <table:table-cell table:style-name="ce33" table:formula="of:=IFERROR([.F19]/[.G19])" office:value-type="string" office:string-value="" calcext:value-type="error">
            <text:p>Err:5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K19]/[.L19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9]/[.O19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9" table:formula="of:=SUM([.R19];[.S19])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Scskx</text:p>
          </table:table-cell>
          <table:table-cell table:style-name="ce6" office:value-type="string" calcext:value-type="string">
            <text:p>Pjwkv</text:p>
          </table:table-cell>
          <table:table-cell table:style-name="ce17" office:value-type="float" office:value="33" calcext:value-type="float">
            <text:p>33</text:p>
          </table:table-cell>
          <table:table-cell table:style-name="ce21" table:formula="of:=[.F20]*2 + [.K20]*3 + [.N20]*1" office:value-type="float" office:value="0" calcext:value-type="float">
            <text:p>0</text:p>
          </table:table-cell>
          <table:table-cell table:style-name="ce25"/>
          <table:table-cell table:style-name="ce29" table:formula="of:=SUM([.I20]; [.K20])" office:value-type="float" office:value="0" calcext:value-type="float">
            <text:p>0</text:p>
          </table:table-cell>
          <table:table-cell table:style-name="ce29" table:formula="of:=SUM([.J20]; [.L20])" office:value-type="float" office:value="2" calcext:value-type="float">
            <text:p>2</text:p>
          </table:table-cell>
          <table:table-cell table:style-name="ce33" table:formula="of:=IFERROR([.F20]/[.G20])" office:value-type="string" office:string-value="" calcext:value-type="error">
            <text:p>Err: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IFERROR([.K20]/[.L20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20]/[.O20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9" table:formula="of:=SUM([.R20];[.S20])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Tycnjd</text:p>
          </table:table-cell>
          <table:table-cell table:style-name="ce6" office:value-type="string" calcext:value-type="string">
            <text:p>Ljnbksw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[.F21]*2 + [.K21]*3 + [.N21]*1" office:value-type="float" office:value="0" calcext:value-type="float">
            <text:p>0</text:p>
          </table:table-cell>
          <table:table-cell table:style-name="ce25"/>
          <table:table-cell table:style-name="ce29" table:formula="of:=SUM([.I21]; [.K21])" office:value-type="float" office:value="0" calcext:value-type="float">
            <text:p>0</text:p>
          </table:table-cell>
          <table:table-cell table:style-name="ce29" table:formula="of:=SUM([.J21]; [.L21])" office:value-type="float" office:value="6" calcext:value-type="float">
            <text:p>6</text:p>
          </table:table-cell>
          <table:table-cell table:style-name="ce33" table:formula="of:=IFERROR([.F21]/[.G21])" office:value-type="string" office:string-value="" calcext:value-type="error">
            <text:p>Err: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IFERROR([.K21]/[.L21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21]/[.O21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9" table:formula="of:=SUM([.R21];[.S21])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Wuvv</text:p>
          </table:table-cell>
          <table:table-cell table:style-name="ce6" office:value-type="string" calcext:value-type="string">
            <text:p>Guxhkv</text:p>
          </table:table-cell>
          <table:table-cell table:style-name="ce17" office:value-type="float" office:value="10" calcext:value-type="float">
            <text:p>10</text:p>
          </table:table-cell>
          <table:table-cell table:style-name="ce21" table:formula="of:=[.F22]*2 + [.K22]*3 + [.N22]*1" office:value-type="float" office:value="8" calcext:value-type="float">
            <text:p>8</text:p>
          </table:table-cell>
          <table:table-cell table:style-name="ce25"/>
          <table:table-cell table:style-name="ce29" table:formula="of:=SUM([.I22]; [.K22])" office:value-type="float" office:value="3" calcext:value-type="float">
            <text:p>3</text:p>
          </table:table-cell>
          <table:table-cell table:style-name="ce29" table:formula="of:=SUM([.J22]; [.L22])" office:value-type="float" office:value="4" calcext:value-type="float">
            <text:p>4</text:p>
          </table:table-cell>
          <table:table-cell table:style-name="ce33" table:formula="of:=IFERROR([.F22]/[.G22])" office:value-type="string" office:string-value="" calcext:value-type="error">
            <text:p>Err:5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K22]/[.L22])" office:value-type="string" office:string-value="" calcext:value-type="error">
            <text:p>Err:5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IFERROR([.N22]/[.O22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9" table:formula="of:=SUM([.R22];[.S22])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2" table:number-rows-spanned="1">
            <text:p>Total</text:p>
          </table:table-cell>
          <table:covered-table-cell/>
          <table:table-cell table:style-name="ce19"/>
          <table:table-cell table:style-name="ce22" office:value-type="float" office:value="36" calcext:value-type="float">
            <text:p>36</text:p>
          </table:table-cell>
          <table:table-cell table:style-name="ce27"/>
          <table:table-cell table:style-name="ce27" table:formula="of:=SUM([.F10:.F22])" office:value-type="float" office:value="13" calcext:value-type="float">
            <text:p>13</text:p>
          </table:table-cell>
          <table:table-cell table:style-name="ce27" table:formula="of:=SUM([.G10:.G22])" office:value-type="float" office:value="50" calcext:value-type="float">
            <text:p>50</text:p>
          </table:table-cell>
          <table:table-cell table:style-name="ce34" table:formula="of:=AVERAGE([.H10:.H22])" office:value-type="string" office:string-value="" calcext:value-type="error">
            <text:p>Err:511</text:p>
          </table:table-cell>
          <table:table-cell table:style-name="ce27" table:formula="of:=SUM([.I10:.I22])" office:value-type="float" office:value="12" calcext:value-type="float">
            <text:p>12</text:p>
          </table:table-cell>
          <table:table-cell table:style-name="ce27" table:formula="of:=SUM([.J10:.J22])" office:value-type="float" office:value="36" calcext:value-type="float">
            <text:p>36</text:p>
          </table:table-cell>
          <table:table-cell table:style-name="ce27" table:formula="of:=SUM([.K10:.K22])" office:value-type="float" office:value="1" calcext:value-type="float">
            <text:p>1</text:p>
          </table:table-cell>
          <table:table-cell table:style-name="ce27" table:formula="of:=SUM([.L10:.L22])" office:value-type="float" office:value="14" calcext:value-type="float">
            <text:p>14</text:p>
          </table:table-cell>
          <table:table-cell table:style-name="ce34" table:formula="of:=AVERAGE([.M10:.M22])" office:value-type="string" office:string-value="" calcext:value-type="error">
            <text:p>Err:511</text:p>
          </table:table-cell>
          <table:table-cell table:style-name="ce27" table:formula="of:=SUM([.N10:.N22])" office:value-type="float" office:value="6" calcext:value-type="float">
            <text:p>6</text:p>
          </table:table-cell>
          <table:table-cell table:style-name="ce27" table:formula="of:=SUM([.O10:.O22])" office:value-type="float" office:value="10" calcext:value-type="float">
            <text:p>10</text:p>
          </table:table-cell>
          <table:table-cell table:style-name="ce34" table:formula="of:=AVERAGE([.P10:.P22])" office:value-type="string" office:string-value="" calcext:value-type="error">
            <text:p>Err:511</text:p>
          </table:table-cell>
          <table:table-cell table:style-name="ce27" office:value-type="string" calcext:value-type="string">
            <text:p>?</text:p>
          </table:table-cell>
          <table:table-cell table:style-name="ce27" table:formula="of:=SUM([.R10:.R22])" office:value-type="float" office:value="14" calcext:value-type="float">
            <text:p>14</text:p>
          </table:table-cell>
          <table:table-cell table:style-name="ce27" table:formula="of:=SUM([.S10:.S22])" office:value-type="float" office:value="22" calcext:value-type="float">
            <text:p>22</text:p>
          </table:table-cell>
          <table:table-cell table:style-name="ce27" table:formula="of:=SUM([.T10:.T22])" office:value-type="float" office:value="36" calcext:value-type="float">
            <text:p>36</text:p>
          </table:table-cell>
          <table:table-cell table:style-name="ce27" table:formula="of:=SUM([.U10:.U22])" office:value-type="float" office:value="6" calcext:value-type="float">
            <text:p>6</text:p>
          </table:table-cell>
          <table:table-cell table:style-name="ce27" table:formula="of:=SUM([.V10:.V22])" office:value-type="float" office:value="13" calcext:value-type="float">
            <text:p>13</text:p>
          </table:table-cell>
          <table:table-cell table:style-name="ce27" table:formula="of:=SUM([.W10:.W22])" office:value-type="float" office:value="0" calcext:value-type="float">
            <text:p>0</text:p>
          </table:table-cell>
          <table:table-cell table:style-name="ce27" table:formula="of:=SUM([.X10:.X22])" office:value-type="float" office:value="21" calcext:value-type="float">
            <text:p>21</text:p>
          </table:table-cell>
          <table:table-cell table:style-name="ce27" table:formula="of:=SUM([.Y10:.Y22])" office:value-type="float" office:value="7" calcext:value-type="float">
            <text:p>7</text:p>
          </table:table-cell>
          <table:table-cell table:style-name="ce42"/>
          <table:table-cell table:number-columns-repeated="998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6" table:number-rows-spanned="1">
            <text:p>Cambridge 8A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First Name</text:p>
          </table:table-cell>
          <table:table-cell table:style-name="ce15" office:value-type="string" calcext:value-type="string">
            <text:p>Last Name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FG</text:p>
          </table:table-cell>
          <table:table-cell table:style-name="ce31" office:value-type="string" calcext:value-type="string">
            <text:p>FGA</text:p>
          </table:table-cell>
          <table:table-cell table:style-name="ce32" office:value-type="string" calcext:value-type="string">
            <text:p>FG%</text:p>
          </table:table-cell>
          <table:table-cell table:style-name="ce31" office:value-type="string" calcext:value-type="string">
            <text:p>2P</text:p>
          </table:table-cell>
          <table:table-cell table:style-name="ce31" office:value-type="string" calcext:value-type="string">
            <text:p>2PA</text:p>
          </table:table-cell>
          <table:table-cell table:style-name="ce31" office:value-type="string" calcext:value-type="string">
            <text:p>3P</text:p>
          </table:table-cell>
          <table:table-cell table:style-name="ce31" office:value-type="string" calcext:value-type="string">
            <text:p>3PA</text:p>
          </table:table-cell>
          <table:table-cell table:style-name="ce31" office:value-type="string" calcext:value-type="string">
            <text:p>3P%</text:p>
          </table:table-cell>
          <table:table-cell table:style-name="ce31" office:value-type="string" calcext:value-type="string">
            <text:p>FT</text:p>
          </table:table-cell>
          <table:table-cell table:style-name="ce31" office:value-type="string" calcext:value-type="string">
            <text:p>FTA</text:p>
          </table:table-cell>
          <table:table-cell table:style-name="ce31" office:value-type="string" calcext:value-type="string">
            <text:p>FT%</text:p>
          </table:table-cell>
          <table:table-cell table:style-name="ce31" office:value-type="string" calcext:value-type="string">
            <text:p>MP</text:p>
          </table:table-cell>
          <table:table-cell table:style-name="ce31" office:value-type="string" calcext:value-type="string">
            <text:p>ORB</text:p>
          </table:table-cell>
          <table:table-cell table:style-name="ce31" office:value-type="string" calcext:value-type="string">
            <text:p>DRB</text:p>
          </table:table-cell>
          <table:table-cell table:style-name="ce31" office:value-type="string" calcext:value-type="string">
            <text:p>TRB</text:p>
          </table:table-cell>
          <table:table-cell table:style-name="ce31" office:value-type="string" calcext:value-type="string">
            <text:p>AST</text:p>
          </table:table-cell>
          <table:table-cell table:style-name="ce31" office:value-type="string" calcext:value-type="string">
            <text:p>STL</text:p>
          </table:table-cell>
          <table:table-cell table:style-name="ce31" office:value-type="string" calcext:value-type="string">
            <text:p>BLK</text:p>
          </table:table-cell>
          <table:table-cell table:style-name="ce31" office:value-type="string" calcext:value-type="string">
            <text:p>TOV</text:p>
          </table:table-cell>
          <table:table-cell table:style-name="ce31" office:value-type="string" calcext:value-type="string">
            <text:p>PF</text:p>
          </table:table-cell>
          <table:table-cell table:style-name="ce31" office:value-type="string" calcext:value-type="string">
            <text:p>GmSc</text:p>
          </table:table-cell>
          <table:table-cell table:number-columns-repeated="998"/>
        </table:table-row>
        <table:table-row table:style-name="ro1">
          <table:table-cell table:number-columns-repeated="2" table:style-name="ce10" office:value-type="string" calcext:value-type="string">
            <text:p>?</text:p>
          </table:table-cell>
          <table:table-cell table:style-name="ce20" office:value-type="string" calcext:value-type="string">
            <text:p>?</text:p>
          </table:table-cell>
          <table:table-cell table:style-name="ce23" table:formula="of:=IFERROR([.I27]*2 + [.K27]*3 + [.N27]*1)" office:value-type="string" office:string-value="" calcext:value-type="error">
            <text:p>Err:511</text:p>
          </table:table-cell>
          <table:table-cell table:style-name="ce28"/>
          <table:table-cell table:style-name="ce30" table:formula="of:=SUM([.I27]; [.K27])" office:value-type="float" office:value="16" calcext:value-type="float">
            <text:p>16</text:p>
          </table:table-cell>
          <table:table-cell table:style-name="ce30" table:formula="of:=SUM([.J27]; [.L27])" office:value-type="float" office:value="48" calcext:value-type="float">
            <text:p>48</text:p>
          </table:table-cell>
          <table:table-cell table:style-name="ce36" table:formula="of:=IFERROR([.F27]/[.G27])" office:value-type="string" office:string-value="" calcext:value-type="error">
            <text:p>Err:5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8" table:formula="of:=IFERROR([.K27]/[.L27])" office:value-type="string" office:string-value="" calcext:value-type="error">
            <text:p>Err: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6" table:formula="of:=IFERROR([.N27]/[.O27])" office:value-type="string" office:string-value="" calcext:value-type="error">
            <text:p>Err:511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0" table:formula="of:=IFERROR([.R27]+[.S27])" office:value-type="string" office:string-value="" calcext:value-type="error">
            <text:p>Err: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2" table:number-rows-spanned="1">
            <text:p>Total</text:p>
          </table:table-cell>
          <table:covered-table-cell/>
          <table:table-cell table:style-name="ce19"/>
          <table:table-cell table:style-name="ce23" table:formula="of:=IFERROR([.I28]*2 + [.K28]*3 + [.N28]*1)" office:value-type="string" office:string-value="" calcext:value-type="error">
            <text:p>Err:511</text:p>
          </table:table-cell>
          <table:table-cell table:style-name="ce28"/>
          <table:table-cell table:style-name="ce30" table:formula="of:=SUM([.I28]; [.K28])" office:value-type="float" office:value="16" calcext:value-type="float">
            <text:p>16</text:p>
          </table:table-cell>
          <table:table-cell table:style-name="ce30" table:formula="of:=SUM([.J28]; [.L28])" office:value-type="float" office:value="48" calcext:value-type="float">
            <text:p>48</text:p>
          </table:table-cell>
          <table:table-cell table:style-name="ce36" table:formula="of:=IFERROR([.F28]/[.G28])" office:value-type="string" office:string-value="" calcext:value-type="error">
            <text:p>Err:5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8" table:formula="of:=IFERROR([.K28]/[.L28])" office:value-type="string" office:string-value="" calcext:value-type="error">
            <text:p>Err: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6" table:formula="of:=IFERROR([.N28]/[.O28])" office:value-type="string" office:string-value="" calcext:value-type="error">
            <text:p>Err:511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0" table:formula="of:=IFERROR([.R28]+[.S28])" office:value-type="string" office:string-value="" calcext:value-type="error">
            <text:p>Err: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9" table:number-rows-spanned="60">
            <text:p>vs. Sehmesi 12/02/2018 12:30 pm</text:p>
            <text:p/>
            <text:p>Wuxqykdwks home</text:p>
            <text:p>Sehmesi away</text:p>
            <text:p/>
            <text:p>ROSTER:</text:p>
            <text:p/>
            <text:p>BR   B   B   Bskxhjx   Rcdd          12</text:p>
            <text:p>CP   V   V   Cjvoux    Pjrjx         2</text:p>
            <text:p>JL   D   U   Jehk      Ljxfkjs       14</text:p>
            <text:p>JD   J   J   Jcyx      Dknuqyjkvud   5</text:p>
            <text:p>JP   K   K   Jjqzdcx   Pjrjx         4</text:p>
            <text:p>JM   L   L   Jevujx    Mjvvcok       32</text:p>
            <text:p>MH   M   M   Mjwwyka   He            20</text:p>
            <text:p>NK   N   N   Nkh       Ksjfw         25</text:p>
            <text:p>OS   O   O   Oakx      Swkdxki       11</text:p>
            <text:p>CB   R   R   Ccxcs     Bskxxjx       44</text:p>
            <text:p>SP   S   S   Scskx     Pjwkv         33</text:p>
            <text:p>TL   T   T   Tycnjd    Ljnbksw       1</text:p>
            <text:p>WG   W   W   Wuvv      Guxhkv        10</text:p>
            <text:p/>
            <text:p>?    ?   Opposing team player</text:p>
            <text:p/>
            <text:p>ACTION:</text:p>
            <text:p/>
            <text:p>-: missed field goal</text:p>
            <text:p>f,F: missed,made free throw</text:p>
            <text:p>m,M: missed,made field goal</text:p>
            <text:p>h,H: missed,made 3-point field goal</text:p>
            <text:p>a: assist</text:p>
            <text:p>b: block</text:p>
            <text:p>d: defensive rebound</text:p>
            <text:p>L: foul</text:p>
            <text:p>f: missed free throw</text:p>
            <text:p>f: away-from-the-ball foul</text:p>
            <text:p>f: blocking foul</text:p>
            <text:p>f: shooting foul</text:p>
            <text:p>o: offensive rebound</text:p>
            <text:p>s: steal</text:p>
            <text:p>t: turnover</text:p>
            <text:p>f,F: missed,made free throw</text:p>
            <text:p>h,H: tHree,heave -- missed,made 3-pointer</text:p>
            <text:p/>
            <text:p/>
            <text:p>play format: player.action[,action,...];</text:p>
            <text:p/>
            <text:p>// in m jm k o cb</text:p>
            <text:p/>
            <text:p>?.M;</text:p>
            <text:p/>
            <text:p>o.m;</text:p>
            <text:p>?.d;</text:p>
            <text:p>?.t;</text:p>
            <text:p>jm.t;</text:p>
            <text:p>jm.L;</text:p>
            <text:p>?.m;</text:p>
            <text:p>m.d;</text:p>
            <text:p>m.h;</text:p>
            <text:p>o.d;</text:p>
            <text:p>m.h;</text:p>
            <text:p>jm.o;</text:p>
            <text:p>k.ff;</text:p>
            <text:p>?.d;</text:p>
            <text:p>?.a,M;</text:p>
            <text:p>jm.a; cb.M;</text:p>
            <text:p>?.t;</text:p>
            <text:p>o.a;</text:p>
            <text:p>cb.M;</text:p>
            <text:p>cb.d;</text:p>
            <text:p>?.m;</text:p>
            <text:p>?.m;</text:p>
            <text:p>?.m;?.o,o;</text:p>
            <text:p/>
            <text:p>?.h,o,h;</text:p>
            <text:p>k.a;</text:p>
            <text:p>m.FF;</text:p>
            <text:p/>
            <text:p>jm.d;</text:p>
            <text:p>wg.t;</text:p>
            <text:p>?.s;</text:p>
            <text:p>?.M;</text:p>
            <text:p>m.m,o;</text:p>
            <text:p>jd.t;</text:p>
            <text:p>?.</text:p>
            <text:p/>
            <text:p>jd.s;</text:p>
            <text:p/>
            <text:p>jd.m;</text:p>
            <text:p>wg.o</text:p>
            <text:p>?.m;</text:p>
            <text:p>br.d;</text:p>
            <text:p/>
            <text:p>wg.m;</text:p>
            <text:p>?.a,M;</text:p>
            <text:p>?.s;</text:p>
            <text:p>br.t;</text:p>
            <text:p>?.H;</text:p>
            <text:p>m.M;</text:p>
            <text:p>jm.L;</text:p>
            <text:p>?.fF;</text:p>
            <text:p>cb.M;</text:p>
            <text:p>o.a;</text:p>
            <text:p>?.m,o,o,m;</text:p>
            <text:p>jm.d;</text:p>
            <text:p/>
            <text:p>// 2q</text:p>
            <text:p/>
            <text:p>// in o k m jm cb</text:p>
            <text:p/>
            <text:p>m.t;</text:p>
            <text:p>?.m;</text:p>
            <text:p>?.a,M;</text:p>
            <text:p>jm.t;</text:p>
            <text:p>?.m</text:p>
            <text:p>jm.d;</text:p>
            <text:p>k.M;</text:p>
            <text:p>k.s;</text:p>
            <text:p>m.m;</text:p>
            <text:p/>
            <text:p>//TO: 637  12-14</text:p>
            <text:p/>
            <text:p>// in m o k jd cb s/jm;</text:p>
            <text:p/>
            <text:p>?.t;</text:p>
            <text:p>o.m,o,m;</text:p>
            <text:p>jd.d;</text:p>
            <text:p/>
            <text:p>jd.m;</text:p>
            <text:p>?.d/;</text:p>
            <text:p/>
            <text:p>?.m;o.d;</text:p>
            <text:p>m.m,o;</text:p>
            <text:p>k.m;</text:p>
            <text:p/>
            <text:p>t.h;</text:p>
            <text:p>?.d;</text:p>
            <text:p>jd.s;</text:p>
            <text:p>t.m;</text:p>
            <text:p/>
            <text:p>m.L;</text:p>
            <text:p>?.L;</text:p>
            <text:p/>
            <text:p>o.m,m.o;</text:p>
            <text:p>o.t;</text:p>
            <text:p>m.MF;</text:p>
            <text:p>jd.s,a;</text:p>
            <text:p>?.a,M,f;</text:p>
            <text:p>m.d;</text:p>
            <text:p>m.m</text:p>
            <text:p>?.d;</text:p>
            <text:p/>
            <text:p>?.m;</text:p>
            <text:p>wg.d;</text:p>
            <text:p>?.L;</text:p>
            <text:p>wg.F,f;</text:p>
            <text:p>?.d;</text:p>
            <text:p>m.s;</text:p>
            <text:p>cb.t;</text:p>
            <text:p/>
            <text:p>// s/jd/s;</text:p>
            <text:p/>
            <text:p>?.?.m,o,m;</text:p>
            <text:p>wg.d;</text:p>
            <text:p>wg.L;</text:p>
            <text:p/>
            <text:p>// 16-16 222s</text:p>
            <text:p/>
            <text:p>?.t;</text:p>
            <text:p>t.L;</text:p>
            <text:p/>
            <text:p># s/br s</text:p>
            <text:p/>
            <text:p>?.?.m,d,t;</text:p>
            <text:p/>
            <text:p>cb.t;</text:p>
            <text:p>?.M;</text:p>
            <text:p>t.t;</text:p>
            <text:p>?.h,o,h;</text:p>
            <text:p>cb.d;</text:p>
            <text:p>wg.M;</text:p>
            <text:p>?.h;</text:p>
            <text:p/>
            <text:p># 3q: 18-19</text:p>
            <text:p/>
            <text:p>?.t;</text:p>
            <text:p>k.s,m;</text:p>
            <text:p>jd.L</text:p>
            <text:p>br.H;</text:p>
            <text:p>?.m,o,M;</text:p>
            <text:p>k.t;</text:p>
            <text:p>?.t</text:p>
            <text:p>k.s</text:p>
            <text:p/>
            <text:p>br.h,;</text:p>
            <text:p>o.o,m;</text:p>
            <text:p>br.t;</text:p>
            <text:p>?.t;</text:p>
            <text:p>o.t;</text:p>
            <text:p/>
            <text:p># TO: 21-21</text:p>
            <text:p># br m wg jd k</text:p>
            <text:p/>
            <text:p>m.s</text:p>
            <text:p>jd.F,F;</text:p>
            <text:p/>
            <text:p># s/br/jm;</text:p>
            <text:p/>
            <text:p>?.m</text:p>
            <text:p>jd.d;</text:p>
            <text:p/>
            <text:p># s/ t s cb / k m jd</text:p>
            <text:p>jm.m;</text:p>
            <text:p/>
            <text:p>?.m;</text:p>
            <text:p>cb.d;</text:p>
            <text:p>jm.t;</text:p>
            <text:p/>
            <text:p>?.</text:p>
            <text:p>?.m;</text:p>
            <text:p>cb.d;</text:p>
            <text:p>jm.t;</text:p>
            <text:p>?.m,o;</text:p>
            <text:p>?.L;</text:p>
            <text:p>s.h;</text:p>
            <text:p>?.d;</text:p>
            <text:p>?.t;</text:p>
            <text:p>k.t;</text:p>
            <text:p>?.M:</text:p>
            <text:p>cb.a;</text:p>
            <text:p>wg.M;</text:p>
            <text:p>?.H;</text:p>
            <text:p/>
            <text:p>t.h;</text:p>
            <text:p>s.o;</text:p>
            <text:p>wg.L;</text:p>
            <text:p/>
            <text:p/>
            <text:p>?.m;</text:p>
            <text:p>wg.d;</text:p>
            <text:p>cb.m;</text:p>
            <text:p>k.s; k.M;</text:p>
            <text:p>?.h;</text:p>
            <text:p>t.d;</text:p>
            <text:p>jd.M;</text:p>
            <text:p>k.s;</text:p>
            <text:p>?.m;</text:p>
            <text:p>wg.d;</text:p>
            <text:p/>
            <text:p># 4q  29-26</text:p>
            <text:p/>
            <text:p>jd.t;</text:p>
            <text:p/>
            <text:p>?.m;</text:p>
            <text:p>jd.h;</text:p>
            <text:p>?.d</text:p>
            <text:p>?.H;</text:p>
            <text:p/>
            <text:p>s.m;</text:p>
            <text:p>cb.m,o;</text:p>
            <text:p/>
            <text:p>?.h,o,M,</text:p>
            <text:p/>
            <text:p># s/s o/ m br</text:p>
            <text:p>?.f;</text:p>
            <text:p>cb.d;</text:p>
            <text:p>cb.t;</text:p>
            <text:p/>
            <text:p># s/ /</text:p>
            <text:p># TO: 6:18 29-31</text:p>
            <text:p/>
            <text:p>?.M;</text:p>
            <text:p>jm.m;</text:p>
            <text:p>?.t;</text:p>
            <text:p>W.t;</text:p>
            <text:p>?.M;</text:p>
            <text:p>jm.t;</text:p>
            <text:p># s/jm/k;</text:p>
            <text:p>?.t;</text:p>
            <text:p>cb.t;</text:p>
            <text:p/>
            <text:p># s/cb/wg/</text:p>
            <text:p># TO: 29-35</text:p>
            <text:p>?.H</text:p>
            <text:p>k.o,M;</text:p>
            <text:p>t.h;</text:p>
            <text:p>?.t;</text:p>
            <text:p>m.m;</text:p>
            <text:p>br.h;</text:p>
            <text:p>m.o;</text:p>
            <text:p>wg.f,F;</text:p>
            <text:p>?.t;</text:p>
            <text:p>m.t;</text:p>
            <text:p>br.s;</text:p>
            <text:p>t.h;</text:p>
            <text:p>?.F,F;</text:p>
            <text:p>wg.M;</text:p>
            <text:p>k.s</text:p>
            <text:p>jd.M;</text:p>
            <text:p>?.m,o,h;</text:p>
            <text:p>wg.d;</text:p>
            <text:p>?.L;</text:p>
            <text:p>t.h;</text:p>
            <text:p>k.o,m</text:p>
            <text:p>jd.o</text:p>
            <text:p>?.t;</text:p>
            <text:p>k.m;</text:p>
            <text:p>?.m,o,</text:p>
            <text:p>k.f</text:p>
            <text:p>?.d;</text:p>
            <text:p>wg.s;</text:p>
            <text:p>k.h</text:p>
            <text:p>m.o</text:p>
            <text:p>jd.h</text:p>
            <text:p/>
            <text:p># TO:  36-40</text:p>
            <text:p/>
            <text:p>?.F,f</text:p>
            <text:p>m.d;</text:p>
            <text:p/>
            <text:p/>
          </table:table-cell>
          <table:covered-table-cell table:number-columns-repeated="18"/>
          <table:table-cell/>
          <table:table-cell table:style-name="ce40" office:value-type="string" calcext:value-type="string">
            <text:p>Computed</text:p>
          </table:table-cell>
          <table:table-cell table:number-columns-repeated="1003"/>
        </table:table-row>
        <table:table-row table:style-name="ro1">
          <table:covered-table-cell table:number-columns-repeated="19"/>
          <table:table-cell/>
          <table:table-cell table:style-name="ce41" office:value-type="string" calcext:value-type="string">
            <text:p>Recorded</text:p>
          </table:table-cell>
          <table:table-cell table:number-columns-repeated="1003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Inconsolata" svg:font-family="Inconsolata"/>
    <style:font-face style:name="Londrina Shadow" svg:font-family="'Londrina Shadow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us_20_Sudbury" style:display-name="PageStyle_versus Sudbu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9" meta:object-count="0"/>
    <meta:generator>LibreOfficeDev/6.0.5.2$Linux_X86_64 LibreOffice_project/</meta:generator>
  </office:meta>
</office:document-meta>
</file>